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83459" officeooo:paragraph-rsid="00183459"/>
    </style:style>
    <style:style style:name="P2" style:family="paragraph" style:parent-style-name="Standard">
      <style:text-properties officeooo:rsid="00183459" officeooo:paragraph-rsid="0018345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g app</text:p>
      <text:h text:style-name="P1" text:outline-level="2"><text:span text:style-name="Strong_20_Emphasis">Day 1: Project Setup and Backend Development</text:span></text:h>
      <text:h text:style-name="Heading_20_3" text:outline-level="3"><text:span text:style-name="Strong_20_Emphasis">Tasks</text:span>:</text:h>
      <text:list xml:id="list1794936092" text:style-name="L1">
        <text:list-item>
          <text:p text:style-name="P3"><text:span text:style-name="Strong_20_Emphasis">Backend Setup</text:span>:</text:p>
          <text:list>
            <text:list-item>
              <text:p text:style-name="P4">Install and configure MongoDB (locally or using a cloud service like MongoDB Atlas).</text:p>
            </text:list-item>
            <text:list-item>
              <text:p text:style-name="P4">Create collections:</text:p>
              <text:list>
                <text:list-item>
                  <text:p text:style-name="P4"><text:span text:style-name="Source_20_Text">users</text:span>: for login/signup (fields: <text:span text:style-name="Source_20_Text">username</text:span>, <text:span text:style-name="Source_20_Text">email</text:span>, <text:span text:style-name="Source_20_Text">password</text:span>).</text:p>
                </text:list-item>
                <text:list-item>
                  <text:p text:style-name="P4"><text:span text:style-name="Source_20_Text">blogs</text:span>: for storing blog posts (fields: <text:span text:style-name="Source_20_Text">id</text:span>, <text:span text:style-name="Source_20_Text">title</text:span>, <text:span text:style-name="Source_20_Text">content</text:span>, <text:span text:style-name="Source_20_Text">author</text:span>, <text:span text:style-name="Source_20_Text">timestamp</text:span>).</text:p>
                </text:list-item>
              </text:list>
            </text:list-item>
            <text:list-item>
              <text:p text:style-name="P4">Create RESTful APIs using Java Spring Boot or Node.js:</text:p>
              <text:list>
                <text:list-item>
                  <text:p text:style-name="P4">Signup/Login APIs.</text:p>
                </text:list-item>
                <text:list-item>
                  <text:p text:style-name="P4">APIs to create, read, and fetch blogs.</text:p>
                </text:list-item>
              </text:list>
            </text:list-item>
            <text:list-item>
              <text:p text:style-name="P4">Test all APIs using Postman.</text:p>
            </text:list-item>
          </text:list>
        </text:list-item>
        <text:list-item>
          <text:p text:style-name="P3"><text:span text:style-name="Strong_20_Emphasis">Android Studio Setup</text:span>:</text:p>
          <text:list>
            <text:list-item>
              <text:p text:style-name="P4">Create a new project in Android Studio.</text:p>
            </text:list-item>
            <text:list-item>
              <text:p text:style-name="P3">Configure required dependencies: <text:span text:style-name="Source_20_Text">Retrofit</text:span> for API calls, <text:span text:style-name="Source_20_Text">Room</text:span> for offline caching, and <text:span text:style-name="Source_20_Text">Gson</text:span> for JSON parsing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2136478955" text:style-name="L2">
        <text:list-item>
          <text:p text:style-name="P6">MongoDB collections created.</text:p>
        </text:list-item>
        <text:list-item>
          <text:p text:style-name="P6">Fully functional backend with tested APIs.</text:p>
        </text:list-item>
        <text:list-item>
          <text:p text:style-name="P5">Basic Android project initialized.</text:p>
        </text:list-item>
      </text:list>
      <text:p text:style-name="Horizontal_20_Line"/>
      <text:h text:style-name="Heading_20_2" text:outline-level="2"><text:span text:style-name="Strong_20_Emphasis">Day 2: Authentication Module</text:span></text:h>
      <text:h text:style-name="Heading_20_3" text:outline-level="3"><text:span text:style-name="Strong_20_Emphasis">Tasks</text:span>:</text:h>
      <text:list xml:id="list913225935" text:style-name="L3">
        <text:list-item>
          <text:p text:style-name="P7"><text:span text:style-name="Strong_20_Emphasis">Frontend (Android)</text:span>:</text:p>
          <text:list>
            <text:list-item>
              <text:p text:style-name="P8">Create Login and Signup Activities with the following fields:</text:p>
              <text:list>
                <text:list-item>
                  <text:p text:style-name="P8">Login: <text:span text:style-name="Source_20_Text">email</text:span>, <text:span text:style-name="Source_20_Text">password</text:span>.</text:p>
                </text:list-item>
                <text:list-item>
                  <text:p text:style-name="P8">Signup: <text:span text:style-name="Source_20_Text">username</text:span>, <text:span text:style-name="Source_20_Text">email</text:span>, <text:span text:style-name="Source_20_Text">password</text:span>, <text:span text:style-name="Source_20_Text">confirm password</text:span>.</text:p>
                </text:list-item>
              </text:list>
            </text:list-item>
            <text:list-item>
              <text:p text:style-name="P8">Add form validations (e.g., email format, password strength).</text:p>
            </text:list-item>
          </text:list>
        </text:list-item>
        <text:list-item>
          <text:p text:style-name="P7"><text:span text:style-name="Strong_20_Emphasis">Backend</text:span>:</text:p>
          <text:list>
            <text:list-item>
              <text:p text:style-name="P8">Connect the app with the backend:</text:p>
              <text:list>
                <text:list-item>
                  <text:p text:style-name="P8">Use Retrofit for API calls.</text:p>
                </text:list-item>
                <text:list-item>
                  <text:p text:style-name="P8">Implement login and signup functionalities.</text:p>
                </text:list-item>
              </text:list>
            </text:list-item>
          </text:list>
        </text:list-item>
        <text:list-item>
          <text:p text:style-name="P7"><text:span text:style-name="Strong_20_Emphasis">UI</text:span>:</text:p>
          <text:list>
            <text:list-item>
              <text:p text:style-name="P8">Design a simple, user-friendly interface for authentication screens.</text:p>
            </text:list-item>
            <text:list-item>
              <text:p text:style-name="P7">Redirect users to the home page after successful login.</text:p>
            </text:list-item>
          </text:list>
        </text:list-item>
      </text:list>
      <text:h text:style-name="Heading_20_3" text:outline-level="3"><text:soft-page-break/><text:span text:style-name="Strong_20_Emphasis">Deliverables</text:span>:</text:h>
      <text:list xml:id="list2852503061" text:style-name="L4">
        <text:list-item>
          <text:p text:style-name="P10">Working Login and Signup screens.</text:p>
        </text:list-item>
        <text:list-item>
          <text:p text:style-name="P9">Backend integrated with authentication functionality.</text:p>
        </text:list-item>
      </text:list>
      <text:p text:style-name="Horizontal_20_Line"/>
      <text:h text:style-name="Heading_20_2" text:outline-level="2"><text:span text:style-name="Strong_20_Emphasis">Day 3: Blog Listing and Reading Module</text:span></text:h>
      <text:h text:style-name="Heading_20_3" text:outline-level="3"><text:span text:style-name="Strong_20_Emphasis">Tasks</text:span>:</text:h>
      <text:list xml:id="list3350563307" text:style-name="L5">
        <text:list-item>
          <text:p text:style-name="P11"><text:span text:style-name="Strong_20_Emphasis">Backend</text:span>:</text:p>
          <text:list>
            <text:list-item>
              <text:p text:style-name="P12">Create an API to fetch all blogs.</text:p>
            </text:list-item>
          </text:list>
        </text:list-item>
        <text:list-item>
          <text:p text:style-name="P11"><text:span text:style-name="Strong_20_Emphasis">Frontend</text:span>:</text:p>
          <text:list>
            <text:list-item>
              <text:p text:style-name="P12">Design the Home Screen:</text:p>
              <text:list>
                <text:list-item>
                  <text:p text:style-name="P12">Use RecyclerView to list blogs.</text:p>
                </text:list-item>
                <text:list-item>
                  <text:p text:style-name="P12">Each item shows the blog title and author.</text:p>
                </text:list-item>
              </text:list>
            </text:list-item>
            <text:list-item>
              <text:p text:style-name="P12">Implement a Blog Detail Screen to display the full content of a blog when clicked.</text:p>
            </text:list-item>
          </text:list>
        </text:list-item>
        <text:list-item>
          <text:p text:style-name="P11"><text:span text:style-name="Strong_20_Emphasis">Integration</text:span>:</text:p>
          <text:list>
            <text:list-item>
              <text:p text:style-name="P11">Fetch and display blog data from the backend using Retrofit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1334334417" text:style-name="L6">
        <text:list-item>
          <text:p text:style-name="P14">Blog listing and detail views implemented.</text:p>
        </text:list-item>
        <text:list-item>
          <text:p text:style-name="P13">Blogs fetched dynamically from MongoDB.</text:p>
        </text:list-item>
      </text:list>
      <text:p text:style-name="Horizontal_20_Line"/>
      <text:h text:style-name="Heading_20_2" text:outline-level="2"><text:span text:style-name="Strong_20_Emphasis">Day 4: Blog Upload Module</text:span></text:h>
      <text:h text:style-name="Heading_20_3" text:outline-level="3"><text:span text:style-name="Strong_20_Emphasis">Tasks</text:span>:</text:h>
      <text:list xml:id="list3541516285" text:style-name="L7">
        <text:list-item>
          <text:p text:style-name="P15"><text:span text:style-name="Strong_20_Emphasis">Backend</text:span>:</text:p>
          <text:list>
            <text:list-item>
              <text:p text:style-name="P16">Create an API for uploading a blog.</text:p>
            </text:list-item>
            <text:list-item>
              <text:p text:style-name="P16">Include fields: <text:span text:style-name="Source_20_Text">title</text:span>, <text:span text:style-name="Source_20_Text">content</text:span>, and <text:span text:style-name="Source_20_Text">author</text:span>.</text:p>
            </text:list-item>
          </text:list>
        </text:list-item>
        <text:list-item>
          <text:p text:style-name="P15"><text:span text:style-name="Strong_20_Emphasis">Frontend</text:span>:</text:p>
          <text:list>
            <text:list-item>
              <text:p text:style-name="P16">Create a Blog Upload Screen with a form for the title and content.</text:p>
            </text:list-item>
            <text:list-item>
              <text:p text:style-name="P16">Add form validation (e.g., title and content cannot be empty).</text:p>
            </text:list-item>
            <text:list-item>
              <text:p text:style-name="P16">Use Retrofit to send blog data to the backend.</text:p>
            </text:list-item>
          </text:list>
        </text:list-item>
        <text:list-item>
          <text:p text:style-name="P15"><text:span text:style-name="Strong_20_Emphasis">UI</text:span>:</text:p>
          <text:list>
            <text:list-item>
              <text:p text:style-name="P15">Add a button to navigate to the Blog Upload Screen from the Home Screen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3386165709" text:style-name="L8">
        <text:list-item>
          <text:p text:style-name="P17">Working blog upload functionality integrated with the backend.</text:p>
        </text:list-item>
      </text:list>
      <text:p text:style-name="Horizontal_20_Line"/>
      <text:h text:style-name="Heading_20_2" text:outline-level="2"><text:soft-page-break/><text:span text:style-name="Strong_20_Emphasis">Day 5: Offline Caching Module</text:span></text:h>
      <text:h text:style-name="Heading_20_3" text:outline-level="3"><text:span text:style-name="Strong_20_Emphasis">Tasks</text:span>:</text:h>
      <text:list xml:id="list2526398244" text:style-name="L9">
        <text:list-item>
          <text:p text:style-name="P18"><text:span text:style-name="Strong_20_Emphasis">Implement Room Database</text:span>:</text:p>
          <text:list>
            <text:list-item>
              <text:p text:style-name="P19">Create entities and DAO for blogs.</text:p>
            </text:list-item>
            <text:list-item>
              <text:p text:style-name="P19">Store fetched blogs locally.</text:p>
            </text:list-item>
          </text:list>
        </text:list-item>
        <text:list-item>
          <text:p text:style-name="P18"><text:span text:style-name="Strong_20_Emphasis">Offline Mode</text:span>:</text:p>
          <text:list>
            <text:list-item>
              <text:p text:style-name="P19">Check network connectivity.</text:p>
            </text:list-item>
            <text:list-item>
              <text:p text:style-name="P19">If offline, load blogs from Room.</text:p>
            </text:list-item>
            <text:list-item>
              <text:p text:style-name="P19">Save blogs to Room after fetching them online.</text:p>
            </text:list-item>
          </text:list>
        </text:list-item>
        <text:list-item>
          <text:p text:style-name="P18"><text:span text:style-name="Strong_20_Emphasis">Save Blogs</text:span>:</text:p>
          <text:list>
            <text:list-item>
              <text:p text:style-name="P19">Add a "Save Offline" button to the Blog Detail Screen.</text:p>
            </text:list-item>
            <text:list-item>
              <text:p text:style-name="P18">Save the selected blog in Room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3458733801" text:style-name="L10">
        <text:list-item>
          <text:p text:style-name="P21">Blogs cached locally for offline access.</text:p>
        </text:list-item>
        <text:list-item>
          <text:p text:style-name="P20">Option to save blogs for offline reading.</text:p>
        </text:list-item>
      </text:list>
      <text:p text:style-name="Horizontal_20_Line"/>
      <text:h text:style-name="Heading_20_2" text:outline-level="2"><text:span text:style-name="Strong_20_Emphasis">Day 6: Final Touches and Enhancements</text:span></text:h>
      <text:h text:style-name="Heading_20_3" text:outline-level="3"><text:span text:style-name="Strong_20_Emphasis">Tasks</text:span>:</text:h>
      <text:list xml:id="list4012109508" text:style-name="L11">
        <text:list-item>
          <text:p text:style-name="P22"><text:span text:style-name="Strong_20_Emphasis">UI/UX Enhancements</text:span>:</text:p>
          <text:list>
            <text:list-item>
              <text:p text:style-name="P23">Improve the overall look and feel of the app using Material Design.</text:p>
            </text:list-item>
            <text:list-item>
              <text:p text:style-name="P23">Add loading indicators and error messages for API calls.</text:p>
            </text:list-item>
          </text:list>
        </text:list-item>
        <text:list-item>
          <text:p text:style-name="P22"><text:span text:style-name="Strong_20_Emphasis">Testing</text:span>:</text:p>
          <text:list>
            <text:list-item>
              <text:p text:style-name="P23">Test the app on multiple devices.</text:p>
            </text:list-item>
            <text:list-item>
              <text:p text:style-name="P23">Test edge cases (e.g., empty fields, incorrect login credentials).</text:p>
            </text:list-item>
          </text:list>
        </text:list-item>
        <text:list-item>
          <text:p text:style-name="P22"><text:span text:style-name="Strong_20_Emphasis">Bug Fixes</text:span>:</text:p>
          <text:list>
            <text:list-item>
              <text:p text:style-name="P22">Fix any issues encountered during testing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1127863624" text:style-name="L12">
        <text:list-item>
          <text:p text:style-name="P25">Polished UI.</text:p>
        </text:list-item>
        <text:list-item>
          <text:p text:style-name="P24">Bug-free application.</text:p>
        </text:list-item>
      </text:list>
      <text:p text:style-name="Horizontal_20_Line"/>
      <text:h text:style-name="Heading_20_2" text:outline-level="2"><text:span text:style-name="Strong_20_Emphasis">Day 7: Deployment and Documentation</text:span></text:h>
      <text:h text:style-name="Heading_20_3" text:outline-level="3"><text:span text:style-name="Strong_20_Emphasis">Tasks</text:span>:</text:h>
      <text:list xml:id="list3805989000" text:style-name="L13">
        <text:list-item>
          <text:p text:style-name="P26"><text:span text:style-name="Strong_20_Emphasis">Deployment</text:span>:</text:p>
          <text:list>
            <text:list-item>
              <text:p text:style-name="P27"><text:soft-page-break/>Host the backend on a cloud platform (e.g., AWS, Heroku).</text:p>
            </text:list-item>
            <text:list-item>
              <text:p text:style-name="P27">Test the app with the hosted backend.</text:p>
            </text:list-item>
          </text:list>
        </text:list-item>
        <text:list-item>
          <text:p text:style-name="P26"><text:span text:style-name="Strong_20_Emphasis">Documentation</text:span>:</text:p>
          <text:list>
            <text:list-item>
              <text:p text:style-name="P27">Write clear instructions on how to set up and use the app.</text:p>
            </text:list-item>
            <text:list-item>
              <text:p text:style-name="P27">Document API endpoints.</text:p>
            </text:list-item>
          </text:list>
        </text:list-item>
        <text:list-item>
          <text:p text:style-name="P26"><text:span text:style-name="Strong_20_Emphasis">Final Testing</text:span>:</text:p>
          <text:list>
            <text:list-item>
              <text:p text:style-name="P26">Perform end-to-end testing to ensure everything works smoothly.</text:p>
            </text:list-item>
          </text:list>
        </text:list-item>
      </text:list>
      <text:h text:style-name="Heading_20_3" text:outline-level="3"><text:span text:style-name="Strong_20_Emphasis">Deliverables</text:span>:</text:h>
      <text:list xml:id="list510625597" text:style-name="L14">
        <text:list-item>
          <text:p text:style-name="P29">Fully functional blog software.</text:p>
        </text:list-item>
        <text:list-item>
          <text:p text:style-name="P29">Hosted backend.</text:p>
        </text:list-item>
        <text:list-item>
          <text:p text:style-name="P28">Documentation ready.</text:p>
        </text:list-item>
      </text:list>
      <text:p text:style-name="Horizontal_20_Line"/>
      <text:h text:style-name="Heading_20_2" text:outline-level="2"><text:span text:style-name="Strong_20_Emphasis">Tech Stack</text:span></text:h>
      <text:list xml:id="list4136053627" text:style-name="L15">
        <text:list-item>
          <text:p text:style-name="P31"><text:span text:style-name="Strong_20_Emphasis">Frontend</text:span>: Android Studio with Java.</text:p>
        </text:list-item>
        <text:list-item>
          <text:p text:style-name="P31"><text:span text:style-name="Strong_20_Emphasis">Backend</text:span>: Spring Boot or Node.js.</text:p>
        </text:list-item>
        <text:list-item>
          <text:p text:style-name="P31"><text:span text:style-name="Strong_20_Emphasis">Database</text:span>: MongoDB.</text:p>
        </text:list-item>
        <text:list-item>
          <text:p text:style-name="P30"><text:span text:style-name="Strong_20_Emphasis">Libraries</text:span>: Retrofit, Room, Gson, Material Design Components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22:01.847257468</meta:creation-date>
    <dc:date>2024-12-23T15:22:24.483451557</dc:date>
    <meta:editing-duration>PT23S</meta:editing-duration>
    <meta:editing-cycles>1</meta:editing-cycles>
    <meta:document-statistic meta:table-count="0" meta:image-count="0" meta:object-count="0" meta:page-count="4" meta:paragraph-count="110" meta:word-count="632" meta:character-count="3694" meta:non-whitespace-character-count="3259"/>
    <meta:generator>LibreOffice/7.3.7.2$Linux_X86_64 LibreOffice_project/30$Build-2</meta:generator>
  </office:meta>
</office:document-meta>
</file>